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5bf" officeooo:paragraph-rsid="001675bf"/>
    </style:style>
    <style:style style:name="P2" style:family="paragraph" style:parent-style-name="Standard">
      <style:text-properties officeooo:rsid="001b2fa5" officeooo:paragraph-rsid="001b2fa5"/>
    </style:style>
    <style:style style:name="P3" style:family="paragraph" style:parent-style-name="Standard">
      <style:text-properties officeooo:rsid="001c2b58" officeooo:paragraph-rsid="001c2b58"/>
    </style:style>
    <style:style style:name="P4" style:family="paragraph" style:parent-style-name="Standard">
      <style:text-properties officeooo:rsid="001d12a0" officeooo:paragraph-rsid="001d12a0"/>
    </style:style>
    <style:style style:name="P5" style:family="paragraph" style:parent-style-name="Standard">
      <style:text-properties officeooo:rsid="001ea749" officeooo:paragraph-rsid="001ea749"/>
    </style:style>
    <style:style style:name="P6" style:family="paragraph" style:parent-style-name="Standard">
      <style:text-properties style:text-underline-style="none" officeooo:rsid="00179a2e" officeooo:paragraph-rsid="001675bf"/>
    </style:style>
    <style:style style:name="P7" style:family="paragraph" style:parent-style-name="Standard">
      <style:text-properties style:text-underline-style="none" officeooo:rsid="001c2b58" officeooo:paragraph-rsid="001b2fa5"/>
    </style:style>
    <style:style style:name="P8" style:family="paragraph" style:parent-style-name="Standard">
      <style:text-properties style:text-underline-style="none" officeooo:rsid="001c2b58" officeooo:paragraph-rsid="001c2b58"/>
    </style:style>
    <style:style style:name="P9" style:family="paragraph" style:parent-style-name="Standard">
      <style:text-properties style:text-underline-style="none" officeooo:rsid="001d12a0" officeooo:paragraph-rsid="001d12a0"/>
    </style:style>
    <style:style style:name="P10" style:family="paragraph" style:parent-style-name="Standard" style:list-style-name="L1">
      <style:text-properties style:text-underline-style="none" officeooo:rsid="00242945" officeooo:paragraph-rsid="00242945"/>
    </style:style>
    <style:style style:name="P11" style:family="paragraph" style:parent-style-name="Standard">
      <style:text-properties style:text-underline-style="none" officeooo:rsid="00242945" officeooo:paragraph-rsid="00239565"/>
    </style:style>
    <style:style style:name="P12" style:family="paragraph" style:parent-style-name="Standard" style:list-style-name="L1">
      <style:text-properties officeooo:paragraph-rsid="00239565"/>
    </style:style>
    <style:style style:name="P13" style:family="paragraph" style:parent-style-name="Standard" style:list-style-name="L1">
      <style:text-properties officeooo:rsid="00242945" officeooo:paragraph-rsid="0024294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9a2e"/>
    </style:style>
    <style:style style:name="T4" style:family="text">
      <style:text-properties style:text-underline-style="none" officeooo:rsid="001a3ee8"/>
    </style:style>
    <style:style style:name="T5" style:family="text">
      <style:text-properties style:text-underline-style="none" officeooo:rsid="001c2b58"/>
    </style:style>
    <style:style style:name="T6" style:family="text">
      <style:text-properties style:text-underline-style="none" officeooo:rsid="001f59ea"/>
    </style:style>
    <style:style style:name="T7" style:family="text">
      <style:text-properties style:text-underline-style="none" officeooo:rsid="00239565"/>
    </style:style>
    <style:style style:name="T8" style:family="text">
      <style:text-properties style:text-underline-style="none" officeooo:rsid="0023f690"/>
    </style:style>
    <style:style style:name="T9" style:family="text">
      <style:text-properties style:text-underline-style="none" officeooo:rsid="00242945"/>
    </style:style>
    <style:style style:name="T10" style:family="text">
      <style:text-properties style:text-underline-style="none" officeooo:rsid="0024ae95"/>
    </style:style>
    <style:style style:name="T11" style:family="text">
      <style:text-properties officeooo:rsid="001a0cc9"/>
    </style:style>
    <style:style style:name="T12" style:family="text">
      <style:text-properties fo:font-style="italic" style:text-underline-style="none" officeooo:rsid="001a3ee8" style:font-style-asian="italic" style:font-style-complex="italic"/>
    </style:style>
    <style:style style:name="T13" style:family="text">
      <style:text-properties fo:font-style="italic" style:text-underline-style="none" officeooo:rsid="001f59ea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1f59ea" style:font-style-asian="italic" style:font-style-complex="italic"/>
    </style:style>
    <style:style style:name="T16" style:family="text">
      <style:text-properties fo:font-style="normal" style:text-underline-style="none" fo:font-weight="normal" officeooo:rsid="001d12a0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officeooo:rsid="001f59ea" style:font-style-asian="normal" style:font-style-complex="normal"/>
    </style:style>
    <style:style style:name="T18" style:family="text">
      <style:text-properties fo:font-style="normal" style:text-underline-style="none" officeooo:rsid="0024ae95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inings-Datenbank: Logischer Entwurf</text:h>
      <text:p text:style-name="Text_20_body"/>
      <text:h text:style-name="Heading_20_3" text:outline-level="3">Relationen</text:h>
      <text:p text:style-name="P1">Person<text:tab/><text:tab/>(<text:span text:style-name="T1">ID: Ganzzahl</text:span>, Name: Text, Geschlecht: <text:span text:style-name="T11">Zeichen</text:span>, Geburtsjahr: Datum)</text:p>
      <text:p text:style-name="P1"/>
      <text:p text:style-name="P1">Aufzeichnung (<text:span text:style-name="T1">ID: Ganzzahl</text:span><text:span text:style-name="T2">, </text:span><text:span text:style-name="T3">Datum: Datum, Dauer: </text:span><text:span text:style-name="T4">Zeit, </text:span><text:span text:style-name="T10">Art: Text</text:span><text:span text:style-name="T4">, </text:span><text:span text:style-name="T12">besitztVon → Person.ID</text:span><text:span text:style-name="T3">)</text:span></text:p>
      <text:p text:style-name="P6"/>
      <text:p text:style-name="P2"><text:span text:style-name="T3">T</text:span><text:span text:style-name="T2">raining<text:tab/>(</text:span><text:span text:style-name="T1">ID: Ganzzahl</text:span><text:span text:style-name="T2">, Name: Text</text:span><text:span text:style-name="T5">)</text:span></text:p>
      <text:p text:style-name="P7"/>
      <text:p text:style-name="P3"><text:span text:style-name="T7">Trainieren</text:span><text:span text:style-name="T2"><text:tab/>(</text:span><text:span text:style-name="T14">Aufzeichnung → Aufzeichnung.ID</text:span><text:span text:style-name="T2">, </text:span><text:span text:style-name="T14">Training → Training.ID, </text:span><text:span text:style-name="T16">Anzahl: Dezimalzahl</text:span><text:span text:style-name="T2">)</text:span></text:p>
      <text:p text:style-name="P8"/>
      <text:p text:style-name="P4"><text:span text:style-name="T2">Uebung<text:tab/>(</text:span><text:span text:style-name="T19">Name: Text</text:span><text:span text:style-name="T2">)</text:span></text:p>
      <text:p text:style-name="P9"/>
      <text:p text:style-name="P5"><text:span text:style-name="T7">Ueben<text:tab/></text:span><text:span text:style-name="T2"><text:tab/></text:span><text:span text:style-name="T6">(</text:span><text:span text:style-name="T15">Training → Training.ID</text:span><text:span text:style-name="T6">, </text:span><text:span text:style-name="T15">Uebung → Uebung.Name</text:span><text:span text:style-name="T13">, </text:span><text:span text:style-name="T17">Anzahl: Ganzzahl, Gewicht: <text:tab/><text:tab/>Dezimalzahl, Distanz: Dezimalzahl, Dauer: Zeit, </text:span><text:span text:style-name="T18">Geraet: Text</text:span><text:span text:style-name="T6">)</text:span></text:p>
      <text:p text:style-name="P9"/>
      <text:h text:style-name="Heading_20_3" text:outline-level="3">Einschränkungen</text:h>
      <text:list xml:id="list1484327574" text:style-name="L1">
        <text:list-item>
          <text:p text:style-name="P13"><text:span text:style-name="T8">P</text:span><text:span text:style-name="T2">erson.Geschlecht: {w, m}</text:span></text:p>
        </text:list-item>
        <text:list-item>
          <text:p text:style-name="P12"><text:span text:style-name="T10">Aufzeichnung.Art</text:span><text:span text:style-name="T7">: </text:span><text:span text:style-name="T8">{</text:span><text:bookmark text:name="Aerobes_Ausdauertraining"/><text:span text:style-name="T8">Aerobes Ausdauertraining, </text:span><text:span text:style-name="T9">Kraft- und Beweglichkeitstraining, <text:tab/><text:tab/><text:tab/><text:tab/>Koordinationstraining}</text:span></text:p>
        </text:list-item>
        <text:list-item>
          <text:p text:style-name="P10">Trainieren.Anzahl &gt; 0</text:p>
        </text:list-item>
        <text:list-item>
          <text:p text:style-name="P10">Ueben.Anzahl &gt; 0</text:p>
        </text:list-item>
      </text:list>
      <text:p text:style-name="P11"/>
      <text:p text:style-name="P9"/>
      <text:p text:style-name="P8"/>
      <text:p text:style-name="P8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1:26:00.233537309</meta:creation-date>
    <dc:date>2022-05-24T17:29:54.460149936</dc:date>
    <meta:editing-duration>PT51M5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80" meta:character-count="685" meta:non-whitespace-character-count="614"/>
  </office:meta>
</office:document-meta>
</file>